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unding</text:p>
          </table:table-cell>
          <table:table-cell table:style-name="ce1" office:value-type="string" calcext:value-type="string">
            <text:p>Target Depth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CastID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Volume (l)</text:p>
          </table:table-cell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1</text:p>
          </table:table-cell>
          <table:table-cell office:value-type="float" office:value="141001" calcext:value-type="float">
            <text:p>141001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irst station of the day. Trying 4 l per replicate </text:p>
          </table:table-cell>
          <table:table-cell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1</text:p>
          </table:table-cell>
          <table:table-cell office:value-type="float" office:value="141002" calcext:value-type="float">
            <text:p>141002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Sat at bottom for 3 min</text:p>
          </table:table-cell>
          <table:table-cell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1</text:p>
          </table:table-cell>
          <table:table-cell office:value-type="float" office:value="141003" calcext:value-type="float">
            <text:p>141003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1</text:p>
          </table:table-cell>
          <table:table-cell office:value-type="float" office:value="141004" calcext:value-type="float">
            <text:p>141004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ilter clog after 1.5l</text:p>
          </table:table-cell>
          <table:table-cell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1</text:p>
          </table:table-cell>
          <table:table-cell office:value-type="float" office:value="141005" calcext:value-type="float">
            <text:p>141005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Engine rattle, will only process eDNA samples for the remainder of the day then head back to Sheet Harbour to meet CAT mechanic. Search for recievers on Saturday. </text:p>
          </table:table-cell>
          <table:table-cell/>
        </table:table-row>
        <table:table-row table:style-name="ro1">
          <table:table-cell office:value-type="string" calcext:value-type="string">
            <text:p>ESI_08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8H32M00S" calcext:value-type="time">
            <text:p>08:32: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1</text:p>
          </table:table-cell>
          <table:table-cell office:value-type="float" office:value="141006" calcext:value-type="float">
            <text:p>141006</text:p>
          </table:table-cell>
          <table:table-cell office:value-type="string" calcext:value-type="string">
            <text:p>44 40.0813</text:p>
          </table:table-cell>
          <table:table-cell office:value-type="string" calcext:value-type="string">
            <text:p>-62 20.8761</text:p>
          </table:table-cell>
          <table:table-cell office:value-type="string" calcext:value-type="string">
            <text:p>No sampl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Seems to be air in the line, last two samples have struggled to get to 1 litre despite water seeming as clear as the bottom, which were sampled first</text:p>
          </table:table-cell>
          <table:table-cell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2</text:p>
          </table:table-cell>
          <table:table-cell office:value-type="float" office:value="141007" calcext:value-type="float">
            <text:p>141007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2</text:p>
          </table:table-cell>
          <table:table-cell office:value-type="float" office:value="141008" calcext:value-type="float">
            <text:p>141008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2</text:p>
          </table:table-cell>
          <table:table-cell office:value-type="float" office:value="141009" calcext:value-type="float">
            <text:p>141009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2</text:p>
          </table:table-cell>
          <table:table-cell office:value-type="float" office:value="141010" calcext:value-type="float">
            <text:p>141010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2</text:p>
          </table:table-cell>
          <table:table-cell office:value-type="float" office:value="141011" calcext:value-type="float">
            <text:p>141011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7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09H58M00S" calcext:value-type="time">
            <text:p>09:58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2</text:p>
          </table:table-cell>
          <table:table-cell office:value-type="float" office:value="141012" calcext:value-type="float">
            <text:p>141012</text:p>
          </table:table-cell>
          <table:table-cell office:value-type="string" calcext:value-type="string">
            <text:p>44 43.0568</text:p>
          </table:table-cell>
          <table:table-cell office:value-type="string" calcext:value-type="string">
            <text:p>-62 23.5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3</text:p>
          </table:table-cell>
          <table:table-cell office:value-type="float" office:value="141013" calcext:value-type="float">
            <text:p>141013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elf-preserve </text:p>
          </table:table-cell>
          <table:table-cell office:value-type="string" calcext:value-type="string">
            <text:p>Clogged at 1.75 l</text:p>
          </table:table-cell>
          <table:table-cell office:value-type="string" calcext:value-type="string">
            <text:p>Fishing buoys everywhere so we had to be slightly offset from the station, CTD was left on when moving to avoid the buoy</text:p>
          </table:table-cell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3</text:p>
          </table:table-cell>
          <table:table-cell office:value-type="float" office:value="141014" calcext:value-type="float">
            <text:p>141014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/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3</text:p>
          </table:table-cell>
          <table:table-cell office:value-type="float" office:value="141015" calcext:value-type="float">
            <text:p>141015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elf-preserve </text:p>
          </table:table-cell>
          <table:table-cell office:value-type="string" calcext:value-type="string">
            <text:p>Clogged at 1.1 l</text:p>
          </table:table-cell>
          <table:table-cell/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3</text:p>
          </table:table-cell>
          <table:table-cell office:value-type="float" office:value="141016" calcext:value-type="float">
            <text:p>141016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3</text:p>
          </table:table-cell>
          <table:table-cell office:value-type="float" office:value="141017" calcext:value-type="float">
            <text:p>141017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elf-preserve </text:p>
          </table:table-cell>
          <table:table-cell office:value-type="string" calcext:value-type="string">
            <text:p>Testing the limit to see if it would stop at the pre-set target volume ... it didn’t</text:p>
          </table:table-cell>
          <table:table-cell/>
        </table:table-row>
        <table:table-row table:style-name="ro1">
          <table:table-cell office:value-type="string" calcext:value-type="string">
            <text:p>ESI_06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3</text:p>
          </table:table-cell>
          <table:table-cell office:value-type="float" office:value="141018" calcext:value-type="float">
            <text:p>141018</text:p>
          </table:table-cell>
          <table:table-cell office:value-type="string" calcext:value-type="string">
            <text:p>44 46.1446</text:p>
          </table:table-cell>
          <table:table-cell office:value-type="string" calcext:value-type="string">
            <text:p>-62 26.2013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4</text:p>
          </table:table-cell>
          <table:table-cell office:value-type="float" office:value="141019" calcext:value-type="float">
            <text:p>141019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f-preserve </text:p>
          </table:table-cell>
          <table:table-cell office:value-type="string" calcext:value-type="string">
            <text:p>Last sample of the day, heading back to Sheet Harbour early to meet engine mechanic (CAT) to assess Perley issue</text:p>
          </table:table-cell>
          <table:table-cell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4</text:p>
          </table:table-cell>
          <table:table-cell office:value-type="float" office:value="141020" calcext:value-type="float">
            <text:p>141020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4</text:p>
          </table:table-cell>
          <table:table-cell office:value-type="float" office:value="141021" calcext:value-type="float">
            <text:p>141021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/>
          <table:table-cell office:value-type="string" calcext:value-type="string">
            <text:p>Self-preserv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A004</text:p>
          </table:table-cell>
          <table:table-cell office:value-type="float" office:value="141022" calcext:value-type="float">
            <text:p>141022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7A004</text:p>
          </table:table-cell>
          <table:table-cell office:value-type="float" office:value="141023" calcext:value-type="float">
            <text:p>141023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eDNAsampler battery ran out at 2.6 l – changed battery and sampled the remaining 400 ml</text:p>
          </table:table-cell>
          <table:table-cell/>
        </table:table-row>
        <table:table-row table:style-name="ro1">
          <table:table-cell office:value-type="string" calcext:value-type="string">
            <text:p>ESI_05</text:p>
          </table:table-cell>
          <table:table-cell office:value-type="date" office:date-value="2023-04-21" calcext:value-type="date">
            <text:p>2023-04-21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7A004</text:p>
          </table:table-cell>
          <table:table-cell office:value-type="float" office:value="141024" calcext:value-type="float">
            <text:p>141024</text:p>
          </table:table-cell>
          <table:table-cell office:value-type="string" calcext:value-type="string">
            <text:p>44 49.3125</text:p>
          </table:table-cell>
          <table:table-cell office:value-type="string" calcext:value-type="string">
            <text:p>-62 28.7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f-preserve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08:31:55.729000000</meta:creation-date>
    <dc:date>2023-04-21T13:35:52.601000000</dc:date>
    <meta:editing-duration>PT1H1M18S</meta:editing-duration>
    <meta:editing-cycles>15</meta:editing-cycles>
    <meta:generator>LibreOffice/7.3.6.2$Windows_X86_64 LibreOffice_project/c28ca90fd6e1a19e189fc16c05f8f8924961e12e</meta:generator>
    <meta:document-statistic meta:table-count="1" meta:cell-count="310" meta:object-count="0"/>
  </office:meta>
</office:document-meta>
</file>